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4.4403in"/>
    </style:style>
    <style:style style:name="Table1.B" style:family="table-column">
      <style:table-column-properties style:column-width="2.434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12362" officeooo:paragraph-rsid="00012362"/>
    </style:style>
    <style:style style:name="P2" style:family="paragraph" style:parent-style-name="Standard">
      <style:paragraph-properties fo:text-align="start" style:justify-single-word="false"/>
      <style:text-properties officeooo:rsid="00016de3" officeooo:paragraph-rsid="00012362"/>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16de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338b1"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595ab" officeooo:paragraph-rsid="000595a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16de3"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text-align="start" style:justify-single-word="false"/>
      <style:text-properties officeooo:paragraph-rsid="000595ab"/>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weight="bold" officeooo:rsid="00016de3" officeooo:paragraph-rsid="00012362" style:font-weight-asian="bold" style:font-weight-complex="bold"/>
    </style:style>
    <style:style style:name="P12" style:family="paragraph" style:parent-style-name="Standard" style:list-style-name="L1">
      <style:paragraph-properties fo:text-align="start" style:justify-single-word="false"/>
      <style:text-properties officeooo:rsid="00016de3" officeooo:paragraph-rsid="00012362"/>
    </style:style>
    <style:style style:name="P13" style:family="paragraph" style:parent-style-name="Standard">
      <style:paragraph-properties fo:text-align="start" style:justify-single-word="false"/>
      <style:text-properties officeooo:rsid="00016de3" officeooo:paragraph-rsid="00012362"/>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595a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a103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8c4ee" officeooo:paragraph-rsid="0008c4e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8c74d" officeooo:paragraph-rsid="0008c74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9ed17" officeooo:paragraph-rsid="0009ed1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338b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a103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abada"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officeooo:rsid="0005f97f" officeooo:paragraph-rsid="0005f97f"/>
    </style:style>
    <style:style style:name="P24" style:family="paragraph" style:parent-style-name="Standard">
      <style:paragraph-properties fo:text-align="start" style:justify-single-word="false"/>
      <style:text-properties officeooo:rsid="000a103f" officeooo:paragraph-rsid="000a103f"/>
    </style:style>
    <style:style style:name="P25" style:family="paragraph" style:parent-style-name="Standard">
      <style:paragraph-properties fo:text-align="start" style:justify-single-word="false"/>
      <style:text-properties officeooo:rsid="000e0bd7" officeooo:paragraph-rsid="000e0bd7"/>
    </style:style>
    <style:style style:name="P26" style:family="paragraph" style:parent-style-name="Standard">
      <style:paragraph-properties fo:text-align="start" style:justify-single-word="false"/>
      <style:text-properties officeooo:rsid="000f3639" officeooo:paragraph-rsid="000f3639"/>
    </style:style>
    <style:style style:name="P27" style:family="paragraph" style:parent-style-name="Standard">
      <style:paragraph-properties fo:text-align="start" style:justify-single-word="false"/>
      <style:text-properties officeooo:rsid="00101bf0" officeooo:paragraph-rsid="00101bf0"/>
    </style:style>
    <style:style style:name="P28" style:family="paragraph" style:parent-style-name="Standard">
      <style:paragraph-properties fo:text-align="start" style:justify-single-word="false"/>
      <style:text-properties officeooo:rsid="0011396b" officeooo:paragraph-rsid="0011396b"/>
    </style:style>
    <style:style style:name="P29" style:family="paragraph" style:parent-style-name="Standard">
      <style:paragraph-properties fo:text-align="start" style:justify-single-word="false" fo:break-before="page"/>
      <style:text-properties officeooo:rsid="000e0bd7" officeooo:paragraph-rsid="000e0bd7"/>
    </style:style>
    <style:style style:name="P30" style:family="paragraph" style:parent-style-name="Text_20_body">
      <style:text-properties officeooo:rsid="0008c74d" officeooo:paragraph-rsid="0008c74d"/>
    </style:style>
    <style:style style:name="P31" style:family="paragraph" style:parent-style-name="Text_20_body">
      <style:text-properties officeooo:paragraph-rsid="000338b1"/>
    </style:style>
    <style:style style:name="P32" style:family="paragraph" style:parent-style-name="Text_20_body">
      <style:text-properties officeooo:rsid="000c2cb5" officeooo:paragraph-rsid="000c2cb5"/>
    </style:style>
    <style:style style:name="P33" style:family="paragraph" style:parent-style-name="Text_20_body">
      <style:text-properties officeooo:rsid="000cf984" officeooo:paragraph-rsid="000cf984"/>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d0060" officeooo:paragraph-rsid="000d006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text-outline="false" style:text-line-through-style="none" style:text-line-through-type="none" style:font-name="Nimbus Roman" fo:font-size="12pt" fo:font-style="normal" fo:text-shadow="none" style:text-underline-style="none" fo:font-weight="normal" officeooo:rsid="00016de3"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Nimbus Roman" fo:font-size="12pt" fo:font-style="normal" fo:text-shadow="none" style:text-underline-style="none" fo:font-weight="normal" officeooo:rsid="000338b1"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weight="normal" officeooo:rsid="0004af01" style:font-weight-asian="normal" style:font-weight-complex="normal"/>
    </style:style>
    <style:style style:name="T5" style:family="text">
      <style:text-properties fo:font-weight="normal" officeooo:rsid="000a103f" style:font-weight-asian="normal" style:font-weight-complex="normal"/>
    </style:style>
    <style:style style:name="T6" style:family="text">
      <style:text-properties fo:font-weight="normal" officeooo:rsid="000abada"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16de3" style:font-weight-asian="bold" style:font-weight-complex="bold"/>
    </style:style>
    <style:style style:name="T9" style:family="text">
      <style:text-properties officeooo:rsid="000338b1"/>
    </style:style>
    <style:style style:name="T10" style:family="text">
      <style:text-properties officeooo:rsid="000595ab"/>
    </style:style>
    <style:style style:name="T11" style:family="text">
      <style:text-properties officeooo:rsid="0008c4ee"/>
    </style:style>
    <style:style style:name="T12" style:family="text">
      <style:text-properties officeooo:rsid="0008c74d"/>
    </style:style>
    <style:style style:name="T13" style:family="text">
      <style:text-properties officeooo:rsid="000a103f"/>
    </style:style>
    <style:style style:name="T14" style:family="text">
      <style:text-properties officeooo:rsid="000cf984"/>
    </style:style>
    <style:style style:name="T15" style:family="text">
      <style:text-properties officeooo:rsid="000f3639"/>
    </style:style>
    <style:style style:name="T16" style:family="text">
      <style:text-properties officeooo:rsid="001139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view guide</text:p>
      <text:p text:style-name="P1"/>
      <text:p text:style-name="P2">T&amp;C:</text:p>
      <text:p text:style-name="P2"/>
      <text:list xml:id="list1943665802" text:style-name="L1">
        <text:list-item>
          <text:p text:style-name="P12">First off, thanks for participating in this interview. Critical pedagogy (CP) in CS education is a rather small community so I really appreciate you taking the time to participate in this interview.</text:p>
        </text:list-item>
        <text:list-item>
          <text:p text:style-name="P12">We are doing this interview to understand how cs teachers understand and implement critical pedagogy in their teaching.</text:p>
        </text:list-item>
        <text:list-item>
          <text:p text:style-name="P12">[if consented to recording call] As you agreed to in the consent form, this call is recorded to help me remember what was said. This conversation will be transcribed by me and a copy of the transcription will be sent to you to make sure I properly captured what was said during the interview.</text:p>
        </text:list-item>
        <text:list-item>
          <text:p text:style-name="P12">I will [also] be taking notes during this call.</text:p>
        </text:list-item>
        <text:list-item>
          <text:p text:style-name="P12">All materials will be kept on an encrypted, pass<text:span text:style-name="T10">word</text:span> protected hard drive, and if sent between me and my supervisor it will be encrypted. You will be coded in our data analysis and made aware of your code. </text:p>
        </text:list-item>
        <text:list-item>
          <text:p text:style-name="P12">There is a possibility that at some point during the interview you may feel uncomfortable. In such a case, you may refuse to answer any questions and you are free to stop the interview at any time.</text:p>
        </text:list-item>
        <text:list-item>
          <text:p text:style-name="P12">Interviews are a great way to reflect on your teaching and share your experiences with others. Thanks again for taking the time to be part of this research.</text:p>
        </text:list-item>
      </text:list>
      <text:p text:style-name="P2"/>
      <text:p text:style-name="P11">Before we begin, do you have any questions for me?</text:p>
      <text:p text:style-name="P2"/>
      <text:p text:style-name="P23">BE <text:span text:style-name="T11">212 274 9335</text:span></text:p>
      <text:p text:style-name="P2"/>
      <text:p text:style-name="P2">Let's begin:</text:p>
      <text:p text:style-name="P2"/>
      <text:p text:style-name="P2"/>
      <table:table table:name="Table1" table:style-name="Table1">
        <table:table-column table:style-name="Table1.A"/>
        <table:table-column table:style-name="Table1.B"/>
        <table:table-row>
          <table:table-cell table:style-name="Table1.A1" table:number-columns-spanned="2" office:value-type="string">
            <text:p text:style-name="P7">1. what is your understanding of critical pedagogy?</text:p>
            <text:p text:style-name="P3">- <text:span text:style-name="T11">paulo freire – in education for 15 years, pedagogy of the oppressed, worked organically in community – identify power, issues → popoular political eduaction. Work collarboratively to make works on that </text:span></text:p>
          </table:table-cell>
          <table:covered-table-cell/>
        </table:table-row>
        <table:table-row>
          <table:table-cell table:style-name="Table1.A2" table:number-columns-spanned="2" office:value-type="string">
            <text:p text:style-name="P3">a. [follow up] what is not part of your understanding of cp?</text:p>
            <text:p text:style-name="P17">Bankging side of education – no rote memory, no application to life, education geared to white middle class ppl. Nebulous catch all that does not account for powe, structural power, in regards to knowledge creation. Testing is a huge example. </text:p>
            <text:p text:style-name="P3"/>
          </table:table-cell>
          <table:covered-table-cell/>
        </table:table-row>
        <table:table-row>
          <table:table-cell table:style-name="Table1.A2" table:number-columns-spanned="2" office:value-type="string">
            <text:p text:style-name="P3">b. [follow up] when did you first learn about cp?</text:p>
            <text:p text:style-name="P3">- <text:span text:style-name="T12">2006 teaching fellow. Public school teacher in NYC, chapters in graduate program, collective of educative radical. Inquiry to action group. Working at highschool of the arts. 2006, “a while back.” </text:span></text:p>
          </table:table-cell>
          <table:covered-table-cell/>
        </table:table-row>
        <table:table-row>
          <table:table-cell table:style-name="Table1.A2" table:number-columns-spanned="2" office:value-type="string">
            <text:p text:style-name="P3">2. please list all your cs teaching experience(s), including where/when/who you taught.</text:p>
            <text:p text:style-name="Text_20_body"><text:s text:c="4"/>a. in which of these teaching experiences have you incorporated cp? (<text:span text:style-name="T7">in bold</text:span><text:span text:style-name="T8">)</text:span></text:p>
            <text:p text:style-name="P30">tons and tons of places. Over the past 15 years, public schools, higher ed, nonprofit sphere, global <text:soft-page-break/>kids full time. Adjunct at university of NY. Started career as an engligh teacher in the bronx, then humanities, then more in social studies and humanities. Doc in language literacy and culutre. Globoal kids, and human rights, part is digital learning – widened part of portfolio. So example - </text:p>
            <text:p text:style-name="P32">Mostly middle school and highschool – we do have connections to 2 elementary schools. 10 – 18 year olds. Programs run all school year. Modules run about 6 weeks each. Tend to build on each other. Community mapping and photography → making a videogame → making a website, vertically aligned to scaffold up. <text:span text:style-name="T14">But also modular enough that you could come in late for these programs. </text:span></text:p>
            <text:p text:style-name="P33">Bishop will send me this stuff – website, flyers, so on. </text:p>
            <text:p text:style-name="P33"/>
          </table:table-cell>
          <table:covered-table-cell/>
        </table:table-row>
        <table:table-row>
          <table:table-cell table:style-name="Table1.A2" table:number-rows-spanned="6" office:value-type="string">
            <text:p text:style-name="P4">3. for each teaching experience that you incorporated cp in your teaching, describe to me how you implemented cp in your class.</text:p>
            <text:p text:style-name="P14"/>
            <text:p text:style-name="P18">Start narrow: global kids – digital learning and leadership→ compuntation thinking element. Justice oriented design work. Meet ppl without a interest in tech tools, then in digital learning spaces we introduce skills and tools so they can do the work at the core of the project – efforts to increase involvement, teaching about domestic and international power and things.</text:p>
            <text:p text:style-name="P18"/>
            <text:p text:style-name="P18">Do things: playing for keeps, videogame design → identify issues that they care about. Young ppl want to address that issue. Access to clean water was a big one, using a videogame to find the working water fountain in a maze. Work historically or contemporaneously. Never tell them what the issue is, work with them through various workshops. Clear example. </text:p>
            <text:p text:style-name="P18"/>
            <text:p text:style-name="P18">Often about community mapping, walking around communities, challenges in these spaces and make games about it.</text:p>
            <text:p text:style-name="P18"/>
            <text:p text:style-name="P18">360 videos, VR to talk about sustainable goals grounded in the lives of students. Goal: zero hungry → talks about lack of food both around the world and in Bronx (local) environment. VR videos that take you throught experience of walking around hthese communities.</text:p>
            <text:p text:style-name="P18"/>
            <text:p text:style-name="P19">A ton of block base coding → to help with the oding aspect of it all. </text:p>
            <text:p text:style-name="P19"/>
            <text:p text:style-name="P19">Model: what we do is grounded in critical pedagogy you’re talking to the right person. Program: girl hack, issues that face girls around the world: child marriage, sexual harrasment. Created video game that is a maze game that takes you through <text:soft-page-break/>subconscious of a woman how that affects her – her experiences of mysongyn</text:p>
            <text:p text:style-name="P19"/>
            <text:p text:style-name="P19">geo-tech like pokemon GO but about community history. Sits in a location where Jacky Robinson was around, students did community walks <text:span text:style-name="T13">around, see an instance of racism and how would you respond? Gain points on resilience, how you would respond. Overhwlemingly young ppl who have not much experience in technology. </text:span></text:p>
            <text:p text:style-name="P18"/>
            <text:p text:style-name="P18"/>
            <text:p text:style-name="P14"><text:tab/></text:p>
            <text:p text:style-name="P8"><text:span text:style-name="T2">a.</text:span><text:span text:style-name="T1"> </text:span>how did the students respond? </text:p>
            <text:p text:style-name="P8"/>
            <text:p text:style-name="P24">They love it! Learning can be this rigorous and fun. <text:s/>Not exclusievely afterschool but occupy this space. 16 mins. Informal learning space after school. Young ppl don’t want to feel like its heavy content, make things gamifing things, relay races, really fun, healthy side of competition, teambuilding, while talking about heavy hitting issues – whether locally or Iran. We never shy away from haevy hitting issues. Know to do it culturally relevant and sustaining. I didn’t know learning could be this fun – students.</text:p>
            <text:p text:style-name="P24"/>
            <text:p text:style-name="P24">Continually iterating on this work and building out in our partnerships. We partner with CS4ALL, helping to lead advisory board. Bringing critical pedagogy to computer science space. </text:p>
            <text:p text:style-name="P8"/>
            <text:p text:style-name="P8"/>
            <text:p text:style-name="P8"><text:span text:style-name="T9">b. </text:span>[optional prompt] what advice would you give to <text:s/><text:span text:style-name="T9">someone trying to implement this elem of cp?</text:span></text:p>
            <text:p text:style-name="P31"/>
            <text:p text:style-name="P32">Advice for acitivism: always cycles. Praxis and critical pedagogy of the oppressed. Meet people where they’re at. ID what actions can be taken and take those steps. 5, 6 week modules out of the school year. Human rights activist project, they are in the streets and participate in many protests. They also do local advocacy – like NY new green deal. They were participating in this advocay and take part of legislature, including testifying. They come not know ing they want to do that. In the survery, they say didn’t know what to do or how to act. Now they do it.</text:p>
            <text:p text:style-name="P32"/>
            <text:p text:style-name="P32">Make space with youth voice. Perspectives are safe and heard, <text:soft-page-break/>and use good examples of youth making change out there. Out of NY eduacation – pushing critical computing → critical pedagogy/culturally sustained learning meet computer science. </text:p>
            <text:p text:style-name="P4"/>
            <text:p text:style-name="P4"/>
          </table:table-cell>
          <table:table-cell table:style-name="Table1.A2" office:value-type="string">
            <text:p text:style-name="P5">Facet included (bold = yes): </text:p>
            <text:p text:style-name="P6"/>
            <text:p text:style-name="P6">not bolded: include why?</text:p>
          </table:table-cell>
        </table:table-row>
        <table:table-row>
          <table:covered-table-cell/>
          <table:table-cell table:style-name="Table1.A2" office:value-type="string">
            <text:p text:style-name="P4"><text:span text:style-name="Strong_20_Emphasis"><text:span text:style-name="T4">1. </text:span></text:span><text:span text:style-name="Strong_20_Emphasis"><text:span text:style-name="T7">Engages and incorporates students’ interests and experiences in teaching</text:span></text:span></text:p>
          </table:table-cell>
        </table:table-row>
        <table:table-row>
          <table:covered-table-cell/>
          <table:table-cell table:style-name="Table1.A2" office:value-type="string">
            <text:p text:style-name="P4"><text:span text:style-name="Strong_20_Emphasis"><text:span text:style-name="T4">2. </text:span></text:span><text:span text:style-name="Strong_20_Emphasis"><text:span text:style-name="T3">Fostering critical consciousness</text:span></text:span></text:p>
            <text:p text:style-name="P4"><text:span text:style-name="Strong_20_Emphasis"><text:span text:style-name="T3"/></text:span></text:p>
            <text:p text:style-name="P16"><text:span text:style-name="Strong_20_Emphasis"><text:span text:style-name="T5">Develope it with them, hold belief yng ppl are experts of their experience. But they don’t necessary have the language or metacognition, We do multiple perspectives on issues, various point of view to change your mind. Myth busting activities – true or false about migration. Learning pspaces that are low stakes but rigorous – you can not know about it. We jae always done this historically. We do a lot of international travel, including travelling to Bosnia and conflict resolution, young ppl from communities with violence in their communities. Going to bosnia, making connection with conflict their with their experience. Make space to make connections back and forth.</text:span></text:span></text:p>
            <text:p text:style-name="P16"><text:span text:style-name="Strong_20_Emphasis"><text:span text:style-name="T5"/></text:span></text:p>
            <text:p text:style-name="P16"><text:span text:style-name="Strong_20_Emphasis"><text:span text:style-name="T5">Other : human baronmiters: is hacking ethical? Ppl can change </text:span></text:span><text:soft-page-break/><text:span text:style-name="Strong_20_Emphasis"><text:span text:style-name="T5">position → model what it looks like to evolve your thinking. </text:span></text:span></text:p>
            <text:p text:style-name="P16"><text:span text:style-name="Strong_20_Emphasis"><text:span text:style-name="T5"/></text:span></text:p>
            <text:p text:style-name="P16"><text:span text:style-name="Strong_20_Emphasis"><text:span text:style-name="T5">Other: israel paletstine. Newscast simulations: some of are democracy now and others are fox news. How are these news spaces portraying the issues. Embodies work, theatre of the oppressed. Make spaces for these complex issues. </text:span></text:span></text:p>
            <text:p text:style-name="P16"><text:span text:style-name="Strong_20_Emphasis"><text:span text:style-name="T5"/></text:span></text:p>
            <text:p text:style-name="P16"><text:span text:style-name="Strong_20_Emphasis"><text:span text:style-name="T5">We know they come with a deep knowledge, their public housing need helps but don’t know the language. So they paint pictures: what is a good life? What is needed for a good life? Inquiry oriented. We are asking students to think.</text:span></text:span></text:p>
          </table:table-cell>
        </table:table-row>
        <table:table-row>
          <table:covered-table-cell/>
          <table:table-cell table:style-name="Table1.A2" office:value-type="string">
            <text:p text:style-name="P4"><text:span text:style-name="Strong_20_Emphasis"><text:span text:style-name="T4">3. </text:span></text:span><text:span text:style-name="Strong_20_Emphasis"><text:span text:style-name="T7">Activism</text:span></text:span></text:p>
          </table:table-cell>
        </table:table-row>
        <table:table-row>
          <table:covered-table-cell/>
          <table:table-cell table:style-name="Table1.A2" office:value-type="string">
            <text:p text:style-name="P4"><text:span text:style-name="Strong_20_Emphasis"><text:span text:style-name="T4">4. </text:span></text:span><text:span text:style-name="Strong_20_Emphasis"><text:span text:style-name="T3">Connecting content to society</text:span></text:span></text:p>
          </table:table-cell>
        </table:table-row>
        <table:table-row>
          <table:covered-table-cell/>
          <table:table-cell table:style-name="Table1.A2" office:value-type="string">
            <text:p text:style-name="P20"><text:span text:style-name="Strong_20_Emphasis"><text:span text:style-name="T4">5. </text:span></text:span><text:span text:style-name="Strong_20_Emphasis"><text:span text:style-name="T3">Rethinking student-teacher relationships</text:span></text:span></text:p>
            <text:p text:style-name="P20"><text:span text:style-name="Strong_20_Emphasis"><text:span text:style-name="T3"/></text:span></text:p>
            <text:p text:style-name="P21"><text:span text:style-name="Strong_20_Emphasis"><text:span text:style-name="T5">proud of: actively recruit from the communities. Staff are young, under 30. They’re not so old that they’re removed from popular culture. Part of what we believe: having role models look like you help with succeeding post secondary. Educators invested in their communities. Asset based view. Has guidelines, but happy to see students. Understanding about boundaries. Space to have conversations with us that maybe no one is giving these students to have space to make these conversation. We are the oly ppl who make space for students to talk and speak openly, </text:span></text:span><text:span text:style-name="Strong_20_Emphasis"><text:span text:style-name="T6">about local and news, inclu issues in their local communit.</text:span></text:span></text:p>
            <text:p text:style-name="P21"><text:span text:style-name="Strong_20_Emphasis"><text:span text:style-name="T6"/></text:span></text:p>
            <text:p text:style-name="P22"><text:soft-page-break/><text:span text:style-name="Strong_20_Emphasis"><text:span text:style-name="T6">Mutual respect and cultivation of youth adult relationships. Still care for students, supervise. </text:span></text:span></text:p>
            <text:p text:style-name="P22"><text:span text:style-name="Strong_20_Emphasis"><text:span text:style-name="T6"/></text:span></text:p>
            <text:p text:style-name="P22"><text:span text:style-name="Strong_20_Emphasis"><text:span text:style-name="T6">Young ppl report their educators are the ppl they remember the most and who affected them the most – its the ppl they remember the most. </text:span></text:span></text:p>
            <text:p text:style-name="P22"><text:span text:style-name="Strong_20_Emphasis"><text:span text:style-name="T6">These people know about youth dev but maybe not politics and vice versa, but staff gets trained. In cs its the same. Sometimes human rights oriented or tech oriented but don’t have the other half of it and do trainings with the staff to make sure they’re all up ready. </text:span></text:span></text:p>
          </table:table-cell>
        </table:table-row>
        <table:table-row>
          <table:table-cell table:style-name="Table1.A2" table:number-columns-spanned="2" office:value-type="string">
            <text:p text:style-name="P10"><text:span text:style-name="Emphasis">[follow up questions exploring what elements of cp were not included in any of their teaching using cp for list of elements]</text:span> </text:p>
            <text:p text:style-name="P10">do you do anything with [missing element]? </text:p>
            <text:p text:style-name="P10">-&gt; if no, why not?</text:p>
            <text:p text:style-name="P10"/>
            <text:p text:style-name="P10"/>
          </table:table-cell>
          <table:covered-table-cell/>
        </table:table-row>
        <table:table-row>
          <table:table-cell table:style-name="Table1.A2" table:number-columns-spanned="2" office:value-type="string">
            <text:p text:style-name="P9">Is there anything else you would like to share with me?</text:p>
            <text:p text:style-name="P9"/>
            <text:p text:style-name="P34">One more thing: HIVE NYC digital learning network. Number of networks launched earlier on. This network continues → brokering opportunities to help young ppl → what about schools without programs in a different school? How can we ensure that these students are connected to the network even outside of the network? Broker opportunities. Young ppl → like org and works with it, but moves, so what happens? Trying to think actively about making sure people are successful. If you have questions let me know. </text:p>
            <text:p text:style-name="P34"/>
            <text:p text:style-name="P34">Challenge: students moving around, housing instability and all that doesn’t help. But also federal laws can you track or try and find a young person and respect their privacy. If a young person moves to a new shelter and goes to a new school, we might not know. </text:p>
          </table:table-cell>
          <table:covered-table-cell/>
        </table:table-row>
      </table:table>
      <text:p text:style-name="P2"/>
      <text:p text:style-name="P29">Transctiption:</text:p>
      <text:p text:style-name="P25"/>
      <text:p text:style-name="P25">What is your understanding of CP?</text:p>
      <text:p text:style-name="P25"/>
      <text:p text:style-name="P25">Yea, so um, when I hear Critical Pedagogy I <text:span text:style-name="T15">just</text:span> immediately think of Paulo Friere. I’ve worked in education for <text:span text:style-name="T15">almost </text:span>15 years and is very much <text:span text:style-name="T15">grounded in Pedagogy of the oppressed and thinking how to work organically in communities to share power, identify issues, and then like actually have action on those issues. IN my world, that has a lot to do with popular political eduaction. In genearl in any space, it’s about meeting people where they’re at and getting a sense of what they see as their drivers and barriers to something they’re seeking to achieve and trying to work collaboartively to make moves on that. </text:span></text:p>
      <text:p text:style-name="P26">Sorry I talk fast like a New Yorker, I’ll try to talk less fast. </text:p>
      <text:p text:style-name="P26"/>
      <text:p text:style-name="P26">I wonder what is not part of your understanging of critical pedagogy? What does not fall under critial pedagogy for you.</text:p>
      <text:p text:style-name="P26"/>
      <text:p text:style-name="P27">In that same kind of framing, all of the banking of side of education, so things that are about rote memory with no application to real life, or the curriculum that is overwhelmingly geared towards the white middle class audience in a world where I work overwhelmingly with young of people of oclour from poverty communities in NYC and DC. I think frequently that things that aren’t critical pedagogy attempt to kind of be this kind of nebulous catch all that does not account for power, that does not think about the way that structural oppression operates in regards to nay sort of knowledge creation. </text:p>
      <text:p text:style-name="P27"/>
      <text:p text:style-name="P27">And like testing, you know, <text:span text:style-name="T16">high stakes testing is a huge example of that here in New York State but across the United States.</text:span></text:p>
      <text:p text:style-name="P27"/>
      <text:p text:style-name="P28">Me: Cool, thank you. A question I like to ask is, where did you first learn about critical pedagogy? </text:p>
      <text:p text:style-name="P28"/>
      <text:p text:style-name="P28">Re: That’s such a good question. </text:p>
      <text:p text:style-name="P28"/>
      <text:p text:style-name="P28">Me: Right?</text:p>
      <text:p text:style-name="P28"/>
      <text:p text:style-name="P28">Re: It’s just because I’m trying to really think back like who was the first person who handed me a copy of this book? I was in NYC teaching fellow, that’s how I started my career in 2006, and am pretty sure it was during that time, certainly. So early in my career as a public school teacher in NYC.</text:p>
      <text:p text:style-name="P28"/>
      <text:p text:style-name="P28">Conceptually, I feel like chapters were introduced to me in my graduate program at Dates Univsity. But also there is something called the NY collective of radical educators here in NYC (it’s only radical because it cares about justice, it’s not radically really). In that’s a space where there are study groups about pedagogy of the oppressed, the book is around, the language is around. I feel like I was in an inquiry to action group, it was kind of a working group that was definitely about thinking about critical pedagogy in the arts because I was working in a highschool for the arts. So that would have been 2006 or so, a while back. </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16:53:29.194350350</meta:creation-date>
    <dc:date>2019-07-11T12:25:07.231780197</dc:date>
    <meta:editing-duration>PT53M16S</meta:editing-duration>
    <meta:editing-cycles>12</meta:editing-cycles>
    <meta:generator>LibreOffice/6.2.5.2$Linux_X86_64 LibreOffice_project/20$Build-2</meta:generator>
    <meta:document-statistic meta:table-count="1" meta:image-count="0" meta:object-count="0" meta:page-count="5" meta:paragraph-count="71" meta:word-count="2209" meta:character-count="12996" meta:non-whitespace-character-count="10811"/>
  </office:meta>
</office:document-meta>
</file>